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4213" officeooo:paragraph-rsid="00074213"/>
    </style:style>
    <style:style style:name="P2" style:family="paragraph" style:parent-style-name="Standard">
      <style:text-properties officeooo:rsid="00074213" officeooo:paragraph-rsid="00074213"/>
    </style:style>
    <style:style style:name="P3" style:family="paragraph" style:parent-style-name="Standard">
      <style:text-properties officeooo:rsid="000850f9" officeooo:paragraph-rsid="000850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: Why use TLM ports instead of mailbox?</text:p>
      <text:p text:style-name="P1">A: <text:a xlink:type="simple" xlink:href="https://www.quora.com/What-is-the-difference-between-mailboxes-and-tlm-ports" text:style-name="Internet_20_link" text:visited-style-name="Visited_20_Internet_20_Link">https://www.quora.com/What-is-the-difference-between-mailboxes-and-tlm-ports</text:a></text:p>
      <text:p text:style-name="P1"/>
      <text:p text:style-name="P3">Q2: why don’t use * operator of systemverilog?</text:p>
      <text:p text:style-name="P3">A: Because it’s tool dependant. The accurate model for multiplier is not tool dependant.</text:p>
      <text:p text:style-name="P3">* 2’s complement multiplier method: <text:a xlink:type="simple" xlink:href="https://pages.cs.wisc.edu/~markhill/cs354/Fall2008/beyond354/int.mult.html" text:style-name="Internet_20_link" text:visited-style-name="Visited_20_Internet_20_Link">https://pages.cs.wisc.edu/~markhill/cs354/Fall2008/beyond354/int.mult.html</text:a></text:p>
      <text:p text:style-name="P3"/>
      <text:p text:style-name="P3">→ build a golden model using Systemverilog with the algorithm above to verify the dequantize block is more reliab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1T15:59:42.496232925</meta:creation-date>
    <dc:date>2024-04-20T15:37:08.508736076</dc:date>
    <meta:editing-duration>PT4M1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57" meta:character-count="479" meta:non-whitespace-character-count="428"/>
  </office:meta>
</office:document-meta>
</file>